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80000000805043309A.png" manifest:media-type="image/png"/>
  <manifest:file-entry manifest:full-path="Pictures/100000000000028A0000019D4F3B9414.jpg" manifest:media-type="image/jpeg"/>
  <manifest:file-entry manifest:full-path="Pictures/1000000100000960000003B0F0924089.png" manifest:media-type="image/png"/>
  <manifest:file-entry manifest:full-path="Pictures/1000000100000080000000802128E795.png" manifest:media-type="image/png"/>
  <manifest:file-entry manifest:full-path="Pictures/1000000100000080000000808FE2C304.png" manifest:media-type="image/png"/>
  <manifest:file-entry manifest:full-path="Pictures/1000000100000080000000800954905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31_9575d4bc21ae2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Обычный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3.386cm" svg:height="3.386cm" svg:x="0cm" svg:y="0cm">
          <draw:image xlink:href="Pictures/1000000100000080000000805043309A.png" xlink:type="simple" xlink:show="embed" xlink:actuate="onLoad" draw:mime-type="image/png">
            <text:p/>
          </draw:image>
        </draw:frame>
        <draw:frame draw:style-name="gr1" draw:text-style-name="P1" draw:layer="layout" svg:width="6.858cm" svg:height="2.5cm" svg:x="4.142cm" svg:y="11cm">
          <draw:image xlink:href="Pictures/1000000100000960000003B0F0924089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0.114cm" svg:y="6cm">
          <draw:image xlink:href="Pictures/1000000100000080000000808FE2C304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0.114cm" svg:y="10.5cm">
          <draw:image xlink:href="Pictures/10000001000000800000008009549054.png" xlink:type="simple" xlink:show="embed" xlink:actuate="onLoad" draw:mime-type="image/png">
            <text:p/>
          </draw:image>
        </draw:frame>
        <draw:frame draw:style-name="gr1" draw:text-style-name="P1" draw:layer="layout" svg:width="3.611cm" svg:height="3.611cm" svg:x="20cm" svg:y="0.389cm">
          <draw:image xlink:href="Pictures/1000000100000080000000802128E795.png" xlink:type="simple" xlink:show="embed" xlink:actuate="onLoad" draw:mime-type="image/png">
            <text:p/>
          </draw:image>
        </draw:frame>
        <draw:frame draw:style-name="gr1" draw:text-style-name="P1" draw:layer="layout" svg:width="16.358cm" svg:height="5cm" svg:x="3.5cm" svg:y="0cm">
          <draw:image xlink:href="Pictures/1000000100000960000003B0F0924089.png" xlink:type="simple" xlink:show="embed" xlink:actuate="onLoad" draw:mime-type="image/png">
            <text:p/>
          </draw:image>
        </draw:frame>
        <draw:frame draw:style-name="gr1" draw:text-style-name="P1" draw:layer="layout" svg:width="6.858cm" svg:height="2.5cm" svg:x="4.142cm" svg:y="6.5cm">
          <draw:image xlink:href="Pictures/1000000100000960000003B0F09240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1_9575d4bc21ae20" draw:display-name="19575d4bc21ae20" xlink:href="Pictures/100000000000028A0000019D4F3B941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06cm" fo:margin-bottom="0cm" fo:text-indent="0cm"/>
      <style:text-properties fo:font-size="28.3999996185303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04cm" fo:margin-bottom="0cm" fo:text-indent="0cm"/>
      <style:text-properties fo:font-size="24.3999996185303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03cm" fo:margin-bottom="0cm" fo:text-indent="0cm"/>
      <style:text-properties fo:font-size="20.299999237060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1.599cm" svg:height="2.671cm" svg:x="1.2cm" svg:y="0.637cm" presentation:class="title" presentation:placeholder="true">
        <draw:text-box/>
      </draw:frame>
      <draw:frame presentation:style-name="Обычный-outline1" draw:layer="backgroundobjects" svg:width="21.599cm" svg:height="9.279cm" svg:x="1.2cm" svg:y="3.743cm" presentation:class="outline" presentation:placeholder="true">
        <draw:text-box/>
      </draw:frame>
      <draw:frame presentation:style-name="Mpr1" draw:text-style-name="MP2" draw:layer="backgroundobjects" svg:width="5.591cm" svg:height="1.102cm" svg:x="1.2cm" svg:y="14.57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7.607cm" svg:height="1.102cm" svg:x="8.208cm" svg:y="14.57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591cm" svg:height="1.102cm" svg:x="17.208cm" svg:y="14.575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15:37:24.156000000</meta:creation-date>
    <dc:date>2024-03-01T15:59:35.494000000</dc:date>
    <meta:editing-duration>PT11M28S</meta:editing-duration>
    <meta:editing-cycles>4</meta:editing-cycles>
    <meta:generator>LibreOffice/24.2.0.3$Windows_X86_64 LibreOffice_project/da48488a73ddd66ea24cf16bbc4f7b9c08e9bea1</meta:generator>
    <meta:document-statistic meta:object-count="32"/>
  </office:meta>
</office:document-meta>
</file>